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3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Troubleshooting and Ops   (60-12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3 is about turning 'it does not work' into a short, systematic process. The debug loop</text:span></text:p>
              <text:p><text:span text:style-name="s6">(state -&gt; logs -&gt; inspect -&gt; reproduce) applies to 100% of container failures. Students who memorise</text:span></text:p>
              <text:p><text:span text:style-name="s6">the loop save hours of random Googling. The failure drills make this visceral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The Debug Loop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odman ps -a              state, exit codes</text:span></text:p>
            <text:p><text:span text:style-name="s4">2.  podman logs &lt;name&gt;        app output / crash reason</text:span></text:p>
            <text:p><text:span text:style-name="s4">3.  podman inspect &lt;name&gt;     ports, mounts, env, command</text:span></text:p>
            <text:p><text:span text:style-name="s4">4.  podman run --rm -it &lt;image&gt; sh    reproduce interactively</text:span></text:p>
            <text:p><text:span text:style-name="s4">Container exits too fast? -&gt; override CMD to 'sleep 3600' then exec in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loop is always the same, regardless of the failure. Step 1: is the container actually running or</text:span></text:p>
              <text:p><text:span text:style-name="s6">did it exit? Exit code 1 = application error. Exit code 137 = OOM killed. Exit code 139 = segfault.</text:span></text:p>
              <text:p><text:span text:style-name="s6">Step 2: for a Quadlet service, also check journalctl. Difference: podman logs shows container</text:span></text:p>
              <text:p><text:span text:style-name="s6">stdout/stderr; journalctl shows systemd lifecycle events AND container output. Step 4: if the</text:span></text:p>
              <text:p><text:span text:style-name="s6">container exits too fast, run the same image with --entrypoint sh or override CMD with 'sleep 3600'</text:span></text:p>
              <text:p><text:span text:style-name="s6">to get a shell in the same environmen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Ops Tool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events          lifecycle events (start, stop, pull, network...)</text:span></text:p>
            <text:p><text:span text:style-name="s5">podman stats           live CPU / memory / I/O per container</text:span></text:p>
            <text:p><text:span text:style-name="s5">podman top &lt;name&gt;      processes inside the container</text:span></text:p>
            <text:p><text:span text:style-name="s5">podman system df       disk usage by type</text:span></text:p>
            <text:p><text:span text:style-name="s5">journalctl --user -u &lt;svc&gt;   systemd service log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podman events is underused. It answers: what did Podman do in the last 5 minutes? Invaluable when a</text:span></text:p>
              <text:p><text:span text:style-name="s6">container mysteriously stopped. Filter: podman events --filter type=container --since 1h. podman</text:span></text:p>
              <text:p><text:span text:style-name="s6">stats is the quick health check: if a container is consuming 100% CPU continuously, something is</text:span></text:p>
              <text:p><text:span text:style-name="s6">wrong. If memory grows without bound there is a leak. For Quadlet services: both podman logs and</text:span></text:p>
              <text:p><text:span text:style-name="s6">journalctl are useful. journalctl shows the systemd perspective (failed to start, restart attempts).</text:span></text:p>
              <text:p><text:span text:style-name="s6">podman logs shows the application perspective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3: Failure Drill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ort conflict: two services on 8080 -&gt; fix by changing host port</text:span></text:p>
            <text:p><text:span text:style-name="s4">2.  Permission denied: mount root-owned dir -&gt; fix with unshare or :Z</text:span></text:p>
            <text:p><text:span text:style-name="s4">3.  Bad tag: deploy :latest that changes -&gt; fix by pinning digest</text:span></text:p>
            <text:p><text:span text:style-name="s4">4.  DNS failure: containers on default network -&gt; fix: user-defined network</text:span></text:p>
            <text:p><text:span text:style-name="s4">Run each: observe error, diagnose using debug loop, fix, verif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se drills should be done by students, not just demonstrated. Tell them: I will cause these</text:span></text:p>
              <text:p><text:span text:style-name="s6">failures on purpose. Your job is to diagnose and fix them using only the debug loop. Drill 1:</text:span></text:p>
              <text:p><text:span text:style-name="s6">'address already in use' in podman logs. Fix: change host port. Drill 2: 'permission denied' writing</text:span></text:p>
              <text:p><text:span text:style-name="s6">to bind mount. Fix: unshare chown or add :Z. Drill 3: upstream changes tag -&gt; service breaks on next</text:span></text:p>
              <text:p><text:span text:style-name="s6">restart. Fix: record digest, pin it. Drill 4: getent hosts fails. Check podman network inspect shows</text:span></text:p>
              <text:p><text:span text:style-name="s6">no dns_enabled. Fix: create user-defined network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